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572in"/>
    </style:style>
    <style:style style:name="co44" style:family="table-column">
      <style:table-column-properties fo:break-before="auto" style:column-width="1.4772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929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office:forms form:automatic-focus="false" form:apply-design-mode="false"/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default-cell-style-name="ce408"/>
        <table:table-column table:style-name="co5" table:default-cell-style-name="ce418"/>
        <table:table-column table:style-name="co42" table:default-cell-style-name="ce337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11" calcext:value-type="date">
            <text:p>09-1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9-12" calcext:value-type="date">
            <text:p>09-12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09-13" calcext:value-type="date">
            <text:p>09-13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18" calcext:value-type="date">
            <text:p>09-18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2a-nancy-mitc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9-19" calcext:value-type="date">
            <text:p>09-19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2b-nancy</text:p>
          </table:table-cell>
          <table:table-cell office:value-type="string" calcext:value-type="string">
            <text:p>som-nancy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09-20" calcext:value-type="date">
            <text:p>09-20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2c-mitch</text:p>
          </table:table-cell>
          <table:table-cell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number-columns-repeated="4"/>
          <table:table-cell table:style-name="Default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25" calcext:value-type="date">
            <text:p>09-25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3a-bob-jesus</text:p>
          </table:table-cell>
          <table:table-cell office:value-type="string" calcext:value-type="string">
            <text:p>avs-bob-jesus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9-26" calcext:value-type="date">
            <text:p>09-26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3b-bob</text:p>
          </table:table-cell>
          <table:table-cell office:value-type="string" calcext:value-type="string">
            <text:p>som-bob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09-27" calcext:value-type="date">
            <text:p>09-27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3c-jesus</text:p>
          </table:table-cell>
          <table:table-cell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02" calcext:value-type="date">
            <text:p>10-02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4a-bernie-elizabet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03" calcext:value-type="date">
            <text:p>10-03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4b-elizabeth</text:p>
          </table:table-cell>
          <table:table-cell office:value-type="string" calcext:value-type="string">
            <text:p>som-elizabeth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04" calcext:value-type="date">
            <text:p>10-04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4c-bernie</text:p>
          </table:table-cell>
          <table:table-cell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09" calcext:value-type="date">
            <text:p>10-09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5a-luke-r2d2</text:p>
          </table:table-cell>
          <table:table-cell office:value-type="string" calcext:value-type="string">
            <text:p>avs-luke-r2d2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10" calcext:value-type="date">
            <text:p>10-10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5b-luke</text:p>
          </table:table-cell>
          <table:table-cell office:value-type="string" calcext:value-type="string">
            <text:p>som-luke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11" calcext:value-type="date">
            <text:p>10-1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5c-r2d2</text:p>
          </table:table-cell>
          <table:table-cell office:value-type="string" calcext:value-type="string">
            <text:p>som-r2d2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16" calcext:value-type="date">
            <text:p>10-16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6a-eleanor-franklin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17" calcext:value-type="date">
            <text:p>10-17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6b-eleanor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18" calcext:value-type="date">
            <text:p>10-18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6c-franklin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23" calcext:value-type="date">
            <text:p>10-23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24" calcext:value-type="date">
            <text:p>10-24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25" calcext:value-type="date">
            <text:p>10-25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30" calcext:value-type="date">
            <text:p>10-30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8a-nikki-don_jr</text:p>
          </table:table-cell>
          <table:table-cell office:value-type="string" calcext:value-type="string">
            <text:p>avs-nikki-don_jr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31" calcext:value-type="date">
            <text:p>10-3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8b-nikki</text:p>
          </table:table-cell>
          <table:table-cell office:value-type="string" calcext:value-type="string">
            <text:p>som-nikki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1-01" calcext:value-type="date">
            <text:p>11-0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8c-don_jr</text:p>
          </table:table-cell>
          <table:table-cell office:value-type="string" calcext:value-type="string">
            <text:p>som-don_jr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1-06" calcext:value-type="date">
            <text:p>11-06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9a-sam-diane</text:p>
          </table:table-cell>
          <table:table-cell office:value-type="string" calcext:value-type="string">
            <text:p>avs-sam-diane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1-07" calcext:value-type="date">
            <text:p>11-07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9b-sam</text:p>
          </table:table-cell>
          <table:table-cell office:value-type="string" calcext:value-type="string">
            <text:p>som-sam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1-08" calcext:value-type="date">
            <text:p>11-08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9c-diane</text:p>
          </table:table-cell>
          <table:table-cell office:value-type="string" calcext:value-type="string">
            <text:p>som-diane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table:style-name="Default"/>
          <table:table-cell office:value-type="string" calcext:value-type="string">
            <text:p>pairings_2020</text:p>
          </table:table-cell>
          <table:table-cell office:value-type="string" calcext:value-type="string">
            <text:p>10-xxx-yyy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Sat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</table:table-row>
      </table:table>
      <table:table table:name="one and few offs" table:style-name="ta1">
        <office:forms form:automatic-focus="false" form:apply-design-mode="false"/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office:forms form:automatic-focus="false" form:apply-design-mode="false"/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1:10:02.38970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5.2$Linux_X86_64 LibreOffice_project/40$Build-2</meta:generator>
    <dc:date>2020-09-04T12:18:49.369047022</dc:date>
    <meta:editing-duration>P117DT6H27M8S</meta:editing-duration>
    <meta:editing-cycles>1450</meta:editing-cycles>
    <meta:document-statistic meta:table-count="12" meta:cell-count="3125" meta:object-count="0"/>
  </office:meta>
</office:document-meta>
</file>